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2MainframeMaxValueIncrementer.Db2Mainfram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2MainframeMaxValueIncrementer.Db2Mainfram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2Mainfram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